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0" style:family="paragraph" style:parent-style-name="Prénom_20_NOM">
      <style:text-properties style:font-name="Arial1" fo:font-size="11pt" fo:font-weight="normal" officeooo:paragraph-rsid="0016ac27" style:font-size-asian="11pt" style:font-weight-asian="normal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 fo:font-size="11pt" style:font-size-asian="11pt" style:font-size-complex="11pt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officeooo:rsid="0016ac27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3-31T14:49:07.881000163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49:07.881000163">31/03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Standard"><text:span text:style-name="T6">Comme je vous l’indiquais dans mon courrier du </text:span><text:span text:style-name="T7"><text:user-field-get style:data-style-name="N36" text:name="passagecommissionep_impressionconvocation">30/12/1899</text:user-field-get></text:span>, votre dossier a été transmis à l’Equipe Pluridisciplinaire (EP) qui a examiné votre situation.</text:p>
        <text:p text:style-name="P17"/>
        <text:p text:style-name="P17">Après avoir pris connaissance de son avis, il a été décidé, compte tenu de l’absence de démarches d’insertion de votre part malgré nos multiples sollicitations, de suspendre votre allocation de Revenu de Solidarité Active (RSA) d’un montant de </text:p>
        <text:p text:style-name="P17"/>
        <text:p text:style-name="P17">La Caisse d’Allocations Familiales (CAF) effectuera cette suspension à compter de <text:date style:data-style-name="N34" text:date-value="2015-03-31T14:49:07.896000207">mars</text:date> payable en <text:date style:data-style-name="N34" text:date-value="2015-03-31T14:49:07.896000207" text:date-adjust="PT744H00M00S">mai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6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5"/>
        <text:p text:style-name="P20">Pour le Président du Conseil <text:s/><text:span text:style-name="T8">départemental</text:span></text:p>
        <text:p text:style-name="P13">et par délégation,</text:p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9:07.740000000</dc:date>
    <dc:creator>linda baitech</dc:creator>
    <meta:editing-duration>PT5H58M33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6" meta:character-count="1105" meta:non-whitespace-character-count="934"/>
  </office:meta>
</office:document-meta>
</file>